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3b7ac"/>
    </style:style>
    <style:style style:name="P2" style:family="paragraph" style:parent-style-name="Standard">
      <style:text-properties style:font-name="arial" officeooo:rsid="0003b7ac" officeooo:paragraph-rsid="0003b7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II: Parallelization overheads </text:p>
      <text:p text:style-name="P1"/>
      <text:p text:style-name="P1">1. Which is the order of magnitude for the overhead associated with a parallel region (fork and join) in OpenMP? Is it constant? Reason the answer based on the results reported by the pi omp parallel.c code.</text:p>
      <text:p text:style-name="P1"/>
      <text:p text:style-name="P2">L’overhead és de magnitud del voltant de </text:p>
      <text:p text:style-name="P2"/>
      <text:p text:style-name="P2"/>
      <text:p text:style-name="P2">2. Which is the order of magnitude for the overhead associated with the creation of a task and its synchronization at taskwait in OpenMP? Is it constant? Reason the answer based on the results reported by the pi omp tasks.c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andolFang 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FandolFang 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49:24.739527831</meta:creation-date>
    <dc:date>2017-10-18T18:45:24.705583082</dc:date>
    <meta:editing-duration>PT35M39S</meta:editing-duration>
    <meta:editing-cycles>1</meta:editing-cycles>
    <meta:document-statistic meta:table-count="0" meta:image-count="0" meta:object-count="0" meta:page-count="1" meta:paragraph-count="4" meta:word-count="89" meta:character-count="512" meta:non-whitespace-character-count="425"/>
    <meta:generator>LibreOffice/5.2.5.1$Linux_X86_64 LibreOffice_project/20m0$Build-1</meta:generator>
  </office:meta>
</office:document-meta>
</file>